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29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default-cell-style-name="Default"/>
        <table:table-row table:style-name="ro1" table:number-rows-repeated="7"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>
            <text:p>Tidsrapport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Kra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  <table:table-cell/>
        </table:table-row>
        <table:table-row table:style-name="ro1">
          <table:table-cell/>
          <table:table-cell office:value-type="string">
            <text:p>Gör färdigt bossen i nivå 2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Gör 2 nye skepp unlockables</text:p>
          </table:table-cell>
          <table:table-cell office:value-type="string">
            <text:p>Klar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/>
        </table:table-row>
        <table:table-row table:style-name="ro1">
          <table:table-cell/>
          <table:table-cell office:value-type="string">
            <text:p>Gör 2 nye bullet unlockables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Fixa resterande ljud till bossen.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sentera en "Win" skärm ordentligt och se till att hela spelet går att spela igenom smidigt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Gör options menyn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Balansera nivåerna och vågorna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mplementera förbättringar från workshop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2 nya sprites till level 2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Fixa bug med fiendernas projektiler, de påverkas inte alltid av svårighetsgrad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>
            <text:p>Kommentera och optimera kod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Iterationsplan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10:.D27])" office:value-type="float" office:value="33">
            <text:p>33</text:p>
          </table:table-cell>
          <table:table-cell table:formula="of:=SUM([.E10:.E27])"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197.5">
            <text:p>197.5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>
            <text:p>Mål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Kra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  <table:table-cell/>
        </table:table-row>
        <table:table-row table:style-name="ro1">
          <table:table-cell/>
          <table:table-cell office:value-type="string">
            <text:p>Fixa med hitboxes så de stämmer bättre med spritens storlek</text:p>
          </table:table-cell>
          <table:table-cell office:value-type="string">
            <text:p>Ej påbörja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//Lägg till ett värde i Sprite som heter HitBoxOffSet, som kan flytta individuella hitboxes per sprite.</text:p>
          </table:table-cell>
        </table:table-row>
        <table:table-row table:style-name="ro1">
          <table:table-cell/>
          <table:table-cell office:value-type="string">
            <text:p>Ändra i skottens startpunkt så de passar till alla skepp.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ägg till funktionalitet för att spelaren ska få skriva in sitt namn i highscore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ägg till ett par fuskkoder(Antingen med hjälp av consol, eller någon keybinding)</text:p>
          </table:table-cell>
          <table:table-cell office:value-type="string">
            <text:p>Ej påbörjad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//Fundera hur om man ska ha highscores per level.</text:p>
          </table:table-cell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32:.D49])" office:value-type="float" office:value="8">
            <text:p>8</text:p>
          </table:table-cell>
          <table:table-cell table:formula="of:=SUM([.E32:.E49]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197.5">
            <text:p>197.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5/25/2014</text:date>, <text:time>23:1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10S</meta:editing-duration>
    <meta:editing-cycles>7</meta:editing-cycles>
    <meta:generator>OpenOffice/4.0.1$Win32 OpenOffice.org_project/401m5$Build-9714</meta:generator>
    <dc:date>2014-05-25T23:15:56.67</dc:date>
    <meta:document-statistic meta:table-count="3" meta:cell-count="91" meta:object-count="0"/>
    <meta:user-defined meta:name="Info 1"/>
    <meta:user-defined meta:name="Info 2"/>
    <meta:user-defined meta:name="Info 3"/>
    <meta:user-defined meta:name="Info 4"/>
  </office:meta>
</office:document-meta>
</file>